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50000006AD846A8213F8DC4BA.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14B0000011F55790A209CEB7376.png" manifest:media-type="image/png"/>
  <manifest:file-entry manifest:full-path="Pictures/100002010000022A00000202438205F236ACD681.png" manifest:media-type="image/png"/>
  <manifest:file-entry manifest:full-path="Pictures/10000201000000A0000000D877179D7BB1293C47.png" manifest:media-type="image/png"/>
  <manifest:file-entry manifest:full-path="Pictures/1000020100000131000000A46241209011F21B05.png" manifest:media-type="image/png"/>
  <manifest:file-entry manifest:full-path="Pictures/1000020100000132000000C2A9856BE9550089A4.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0A40000009638D9827BB11C866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5fd559"/>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fo:font-style="normal" officeooo:rsid="0063b660" officeooo:paragraph-rsid="0063b660"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48a7a" officeooo:paragraph-rsid="00548a7a"/>
    </style:style>
    <style:style style:name="P48" style:family="paragraph" style:parent-style-name="Text_20_body">
      <style:text-properties officeooo:rsid="00548a7a" officeooo:paragraph-rsid="00645158"/>
    </style:style>
    <style:style style:name="P49" style:family="paragraph" style:parent-style-name="Text_20_body">
      <style:text-properties officeooo:rsid="00548a7a" officeooo:paragraph-rsid="006c51f9"/>
    </style:style>
    <style:style style:name="P50" style:family="paragraph" style:parent-style-name="Text_20_body">
      <style:text-properties officeooo:rsid="0050dc32" officeooo:paragraph-rsid="0056742f"/>
    </style:style>
    <style:style style:name="P51" style:family="paragraph" style:parent-style-name="Text_20_body">
      <style:text-properties officeooo:paragraph-rsid="0048b206"/>
    </style:style>
    <style:style style:name="P52" style:family="paragraph" style:parent-style-name="Text_20_body">
      <style:text-properties officeooo:rsid="0063b660" officeooo:paragraph-rsid="0063b660"/>
    </style:style>
    <style:style style:name="P53" style:family="paragraph" style:parent-style-name="Text_20_body">
      <style:text-properties officeooo:rsid="00645158" officeooo:paragraph-rsid="006974fe"/>
    </style:style>
    <style:style style:name="P54" style:family="paragraph" style:parent-style-name="Text_20_body">
      <style:text-properties officeooo:rsid="00645158" officeooo:paragraph-rsid="006c51f9"/>
    </style:style>
    <style:style style:name="P55" style:family="paragraph" style:parent-style-name="Text_20_body">
      <style:text-properties officeooo:rsid="0065e190" officeooo:paragraph-rsid="0065e190"/>
    </style:style>
    <style:style style:name="P56" style:family="paragraph" style:parent-style-name="Horizontal_20_Line">
      <style:text-properties officeooo:rsid="004ba7d8"/>
    </style:style>
    <style:style style:name="P57" style:family="paragraph" style:parent-style-name="Horizontal_20_Line">
      <style:text-properties officeooo:rsid="0048b206" officeooo:paragraph-rsid="005fd559"/>
    </style:style>
    <style:style style:name="P58" style:family="paragraph" style:parent-style-name="Horizontal_20_Line">
      <style:text-properties officeooo:rsid="00548a7a"/>
    </style:style>
    <style:style style:name="P59"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officeooo:paragraph-rsid="0063b660"/>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Heading_20_1">
      <style:paragraph-properties fo:margin-top="0cm" fo:margin-bottom="0cm" loext:contextual-spacing="false"/>
      <style:text-properties officeooo:rsid="0048b206" officeooo:paragraph-rsid="0048b206"/>
    </style:style>
    <style:style style:name="P65" style:family="paragraph" style:parent-style-name="Heading_20_1">
      <style:paragraph-properties fo:margin-top="0cm" fo:margin-bottom="0cm" loext:contextual-spacing="false"/>
      <style:text-properties officeooo:rsid="0048b206" officeooo:paragraph-rsid="0048f2e9"/>
    </style:style>
    <style:style style:name="P66" style:family="paragraph" style:parent-style-name="Heading_20_1">
      <style:paragraph-properties fo:margin-top="0cm" fo:margin-bottom="0cm" loext:contextual-spacing="false"/>
      <style:text-properties officeooo:rsid="0048b206" officeooo:paragraph-rsid="004b3ee8"/>
    </style:style>
    <style:style style:name="P67" style:family="paragraph" style:parent-style-name="Heading_20_1">
      <style:paragraph-properties fo:margin-top="0cm" fo:margin-bottom="0cm" loext:contextual-spacing="false"/>
      <style:text-properties officeooo:rsid="0048b206" officeooo:paragraph-rsid="00548a7a"/>
    </style:style>
    <style:style style:name="P68" style:family="paragraph" style:parent-style-name="Heading_20_1">
      <style:paragraph-properties fo:margin-top="0cm" fo:margin-bottom="0cm" loext:contextual-spacing="false"/>
      <style:text-properties officeooo:rsid="00450e76" officeooo:paragraph-rsid="0048b206"/>
    </style:style>
    <style:style style:name="P69" style:family="paragraph" style:parent-style-name="Heading_20_1">
      <style:paragraph-properties fo:margin-top="0cm" fo:margin-bottom="0cm" loext:contextual-spacing="false"/>
      <style:text-properties officeooo:paragraph-rsid="004b3ee8"/>
    </style:style>
    <style:style style:name="P70" style:family="paragraph" style:parent-style-name="Heading_20_1">
      <style:paragraph-properties fo:margin-top="0cm" fo:margin-bottom="0cm" loext:contextual-spacing="false"/>
      <style:text-properties officeooo:paragraph-rsid="00645158"/>
    </style:style>
    <style:style style:name="P71" style:family="paragraph" style:parent-style-name="Heading_20_1">
      <style:paragraph-properties fo:margin-top="0cm" fo:margin-bottom="0cm" loext:contextual-spacing="false"/>
      <style:text-properties officeooo:rsid="0048ba39" officeooo:paragraph-rsid="0056742f"/>
    </style:style>
    <style:style style:name="P72" style:family="paragraph" style:parent-style-name="Heading_20_2">
      <style:text-properties officeooo:paragraph-rsid="005fd559"/>
    </style:style>
    <style:style style:name="P73" style:family="paragraph" style:parent-style-name="Heading_20_2">
      <style:text-properties officeooo:paragraph-rsid="0048b206"/>
    </style:style>
    <style:style style:name="P74" style:family="paragraph" style:parent-style-name="Heading_20_2">
      <style:text-properties officeooo:paragraph-rsid="004ef4e7"/>
    </style:style>
    <style:style style:name="P75" style:family="paragraph" style:parent-style-name="Heading_20_2">
      <style:text-properties fo:font-style="normal" style:font-style-asian="normal" style:font-style-complex="normal"/>
    </style:style>
    <style:style style:name="P76" style:family="paragraph" style:parent-style-name="Heading_20_2">
      <style:text-properties officeooo:paragraph-rsid="006c51f9"/>
    </style:style>
    <style:style style:name="P77" style:family="paragraph" style:parent-style-name="Heading_20_2">
      <style:text-properties officeooo:paragraph-rsid="0056742f"/>
    </style:style>
    <style:style style:name="P78"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rsid="004b3ee8" officeooo:paragraph-rsid="004b3ee8"/>
    </style:style>
    <style:style style:name="P81" style:family="paragraph" style:parent-style-name="Heading_20_3">
      <style:text-properties officeooo:paragraph-rsid="004ef4e7"/>
    </style:style>
    <style:style style:name="P82" style:family="paragraph" style:parent-style-name="Heading_20_3">
      <style:text-properties officeooo:paragraph-rsid="0063c4f2"/>
    </style:style>
    <style:style style:name="P83" style:family="paragraph" style:parent-style-name="Heading_20_3">
      <style:text-properties fo:font-style="normal" officeooo:rsid="004ef4e7" officeooo:paragraph-rsid="004ef4e7" style:font-style-asian="normal" style:font-style-complex="normal"/>
    </style:style>
    <style:style style:name="P84" style:family="paragraph" style:parent-style-name="Heading_20_3">
      <style:text-properties officeooo:paragraph-rsid="0063b660"/>
    </style:style>
    <style:style style:name="P85" style:family="paragraph" style:parent-style-name="Heading_20_3">
      <style:text-properties officeooo:paragraph-rsid="006fe2a7"/>
    </style:style>
    <style:style style:name="P86" style:family="paragraph" style:parent-style-name="Text_20_body">
      <style:text-properties fo:color="#ce181e" officeooo:rsid="00548a7a" officeooo:paragraph-rsid="00548a7a"/>
    </style:style>
    <style:style style:name="P87" style:family="paragraph" style:parent-style-name="Text_20_body">
      <style:text-properties fo:color="#ce181e" officeooo:rsid="00548a7a" officeooo:paragraph-rsid="006fe2a7"/>
    </style:style>
    <style:style style:name="P88" style:family="paragraph" style:parent-style-name="Text_20_body">
      <style:text-properties officeooo:rsid="00548a7a" officeooo:paragraph-rsid="006fe2a7"/>
    </style:style>
    <style:style style:name="P89" style:family="paragraph" style:parent-style-name="Text_20_body">
      <style:text-properties officeooo:rsid="00548a7a" officeooo:paragraph-rsid="00548a7a"/>
    </style:style>
    <style:style style:name="P90" style:family="paragraph" style:parent-style-name="Text_20_body">
      <style:text-properties officeooo:paragraph-rsid="006fe2a7"/>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628dda" style:font-style-asian="normal" style:font-style-complex="normal"/>
    </style:style>
    <style:style style:name="T8" style:family="text">
      <style:text-properties fo:font-style="normal" officeooo:rsid="0063b660" style:font-style-asian="normal" style:font-style-complex="normal"/>
    </style:style>
    <style:style style:name="T9" style:family="text">
      <style:text-properties style:font-name="Liberation Serif"/>
    </style:style>
    <style:style style:name="T10" style:family="text">
      <style:text-properties officeooo:rsid="004d0e50"/>
    </style:style>
    <style:style style:name="T11" style:family="text">
      <style:text-properties officeooo:rsid="00548a7a"/>
    </style:style>
    <style:style style:name="T12" style:family="text">
      <style:text-properties officeooo:rsid="0050dc32"/>
    </style:style>
    <style:style style:name="T13" style:family="text">
      <style:text-properties officeooo:rsid="004d36c0"/>
    </style:style>
    <style:style style:name="T14" style:family="text">
      <style:text-properties fo:color="#000000" style:font-name="LiberationSerif" fo:font-size="12pt" fo:font-style="normal" fo:font-weight="normal" style:font-size-asian="12pt" style:font-style-asian="normal" style:font-weight-asian="normal"/>
    </style:style>
    <style:style style:name="T15" style:family="text">
      <style:text-properties fo:color="#000000" style:font-name="LiberationSerif" fo:font-size="12pt" fo:font-style="normal" fo:font-weight="normal" officeooo:rsid="0050dc32" style:font-size-asian="12pt" style:font-style-asian="normal" style:font-weight-asian="normal"/>
    </style:style>
    <style:style style:name="T16" style:family="text">
      <style:text-properties officeooo:rsid="005e869a"/>
    </style:style>
    <style:style style:name="T17" style:family="text">
      <style:text-properties officeooo:rsid="005fd559"/>
    </style:style>
    <style:style style:name="T18" style:family="text">
      <style:text-properties officeooo:rsid="00628dda"/>
    </style:style>
    <style:style style:name="T19"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officeooo:rsid="0063c4f2"/>
    </style:style>
    <style:style style:name="T26" style:family="text">
      <style:text-properties officeooo:rsid="00645158"/>
    </style:style>
    <style:style style:name="T27" style:family="text">
      <style:text-properties officeooo:rsid="006974fe"/>
    </style:style>
    <style:style style:name="T28" style:family="text">
      <style:text-properties officeooo:rsid="006c51f9"/>
    </style:style>
    <style:style style:name="T29" style:family="text">
      <style:text-properties officeooo:rsid="006e277c"/>
    </style:style>
    <style:style style:name="T30" style:family="text">
      <style:text-properties officeooo:rsid="006fe2a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Tab</text:p>
          </text:index-title>
          <text:p text:style-name="P61"><text:a xlink:type="simple" xlink:href="#__RefHeading___Toc290_445242181" text:style-name="Index_20_Link" text:visited-style-name="Index_20_Link">Object Tab<text:tab/>3</text:a></text:p>
          <text:p text:style-name="P61"><text:a xlink:type="simple" xlink:href="#__RefHeading___Toc2086_1868955931" text:style-name="Index_20_Link" text:visited-style-name="Index_20_Link">Object Edit Box<text:tab/>3</text:a></text:p>
          <text:p text:style-name="P61"><text:a xlink:type="simple" xlink:href="#__RefHeading___Toc263_2845782045" text:style-name="Index_20_Link" text:visited-style-name="Index_20_Link">Transform Panel<text:tab/>4</text:a></text:p>
          <text:p text:style-name="P62"><text:a xlink:type="simple" xlink:href="#__RefHeading___Toc265_2845782045" text:style-name="Index_20_Link" text:visited-style-name="Index_20_Link">Location<text:tab/>4</text:a></text:p>
          <text:p text:style-name="P62"><text:a xlink:type="simple" xlink:href="#__RefHeading___Toc267_2845782045" text:style-name="Index_20_Link" text:visited-style-name="Index_20_Link">Rotation<text:tab/>4</text:a></text:p>
          <text:p text:style-name="P62"><text:a xlink:type="simple" xlink:href="#__RefHeading___Toc275_2845782045" text:style-name="Index_20_Link" text:visited-style-name="Index_20_Link">Rotation Mode<text:tab/>4</text:a></text:p>
          <text:p text:style-name="P62"><text:a xlink:type="simple" xlink:href="#__RefHeading___Toc269_2845782045" text:style-name="Index_20_Link" text:visited-style-name="Index_20_Link">Scale<text:tab/>4</text:a></text:p>
          <text:p text:style-name="P62"><text:a xlink:type="simple" xlink:href="#__RefHeading___Toc271_2845782045" text:style-name="Index_20_Link" text:visited-style-name="Index_20_Link">Lock<text:tab/>4</text:a></text:p>
          <text:p text:style-name="P62"><text:a xlink:type="simple" xlink:href="#__RefHeading___Toc273_2845782045" text:style-name="Index_20_Link" text:visited-style-name="Index_20_Link">Animate Properties<text:tab/>4</text:a></text:p>
          <text:p text:style-name="P62"><text:a xlink:type="simple" xlink:href="#__RefHeading___Toc277_2845782045" text:style-name="Index_20_Link" text:visited-style-name="Index_20_Link">Delta Transform<text:tab/>4</text:a></text:p>
          <text:p text:style-name="P62"><text:a xlink:type="simple" xlink:href="#__RefHeading___Toc279_2845782045" text:style-name="Index_20_Link" text:visited-style-name="Index_20_Link">Delta Location<text:tab/>5</text:a></text:p>
          <text:p text:style-name="P62"><text:a xlink:type="simple" xlink:href="#__RefHeading___Toc281_2845782045" text:style-name="Index_20_Link" text:visited-style-name="Index_20_Link">Delta Rotation<text:tab/>5</text:a></text:p>
          <text:p text:style-name="P62"><text:a xlink:type="simple" xlink:href="#__RefHeading___Toc283_2845782045" text:style-name="Index_20_Link" text:visited-style-name="Index_20_Link">Delta Scale<text:tab/>5</text:a></text:p>
          <text:p text:style-name="P62"><text:a xlink:type="simple" xlink:href="#__RefHeading___Toc285_2845782045" text:style-name="Index_20_Link" text:visited-style-name="Index_20_Link">Lock<text:tab/>5</text:a></text:p>
          <text:p text:style-name="P62"><text:a xlink:type="simple" xlink:href="#__RefHeading___Toc287_2845782045" text:style-name="Index_20_Link" text:visited-style-name="Index_20_Link">Animate Properties<text:tab/>5</text:a></text:p>
          <text:p text:style-name="P61"><text:a xlink:type="simple" xlink:href="#__RefHeading___Toc289_2845782045" text:style-name="Index_20_Link" text:visited-style-name="Index_20_Link">Relations Panel<text:tab/>5</text:a></text:p>
          <text:p text:style-name="P62"><text:a xlink:type="simple" xlink:href="#__RefHeading___Toc1797_480571855" text:style-name="Index_20_Link" text:visited-style-name="Index_20_Link">Animate Properties<text:tab/>5</text:a></text:p>
          <text:p text:style-name="P62"><text:a xlink:type="simple" xlink:href="#__RefHeading___Toc291_2845782045" text:style-name="Index_20_Link" text:visited-style-name="Index_20_Link">Parent<text:tab/>5</text:a></text:p>
          <text:p text:style-name="P63"><text:a xlink:type="simple" xlink:href="#__RefHeading___Toc293_2845782045" text:style-name="Index_20_Link" text:visited-style-name="Index_20_Link">Parent Type<text:tab/>5</text:a></text:p>
          <text:p text:style-name="P63"><text:a xlink:type="simple" xlink:href="#__RefHeading___Toc295_2845782045" text:style-name="Index_20_Link" text:visited-style-name="Index_20_Link">Parent Bone<text:tab/>5</text:a></text:p>
          <text:p text:style-name="P62"><text:a xlink:type="simple" xlink:href="#__RefHeading___Toc297_2845782045" text:style-name="Index_20_Link" text:visited-style-name="Index_20_Link">Tracking Axis<text:tab/>6</text:a></text:p>
          <text:p text:style-name="P62"><text:a xlink:type="simple" xlink:href="#__RefHeading___Toc299_2845782045" text:style-name="Index_20_Link" text:visited-style-name="Index_20_Link">Up Axis<text:tab/>6</text:a></text:p>
          <text:p text:style-name="P62"><text:a xlink:type="simple" xlink:href="#__RefHeading___Toc301_2845782045" text:style-name="Index_20_Link" text:visited-style-name="Index_20_Link">Pass Index<text:tab/>6</text:a></text:p>
          <text:p text:style-name="P61"><text:a xlink:type="simple" xlink:href="#__RefHeading___Toc478_297878853" text:style-name="Index_20_Link" text:visited-style-name="Index_20_Link">Collections Panel<text:tab/>6</text:a></text:p>
          <text:p text:style-name="P62"><text:a xlink:type="simple" xlink:href="#__RefHeading___Toc480_297878853" text:style-name="Index_20_Link" text:visited-style-name="Index_20_Link">Add to collection<text:tab/>6</text:a></text:p>
          <text:p text:style-name="P62"><text:a xlink:type="simple" xlink:href="#__RefHeading___Toc482_297878853" text:style-name="Index_20_Link" text:visited-style-name="Index_20_Link">Add Collection<text:tab/>6</text:a></text:p>
          <text:p text:style-name="P62"><text:a xlink:type="simple" xlink:href="#__RefHeading___Toc484_297878853" text:style-name="Index_20_Link" text:visited-style-name="Index_20_Link">Collection<text:tab/>6</text:a></text:p>
          <text:p text:style-name="P63"><text:a xlink:type="simple" xlink:href="#__RefHeading___Toc486_297878853" text:style-name="Index_20_Link" text:visited-style-name="Index_20_Link">Collection Name<text:tab/>6</text:a></text:p>
          <text:p text:style-name="P63"><text:a xlink:type="simple" xlink:href="#__RefHeading___Toc488_297878853" text:style-name="Index_20_Link" text:visited-style-name="Index_20_Link">Remove<text:tab/>6</text:a></text:p>
          <text:p text:style-name="P63"><text:a xlink:type="simple" xlink:href="#__RefHeading___Toc490_297878853" text:style-name="Index_20_Link" text:visited-style-name="Index_20_Link">Collections Menu<text:tab/>6</text:a></text:p>
          <text:p text:style-name="P63"><text:a xlink:type="simple" xlink:href="#__RefHeading___Toc492_297878853" text:style-name="Index_20_Link" text:visited-style-name="Index_20_Link">Offset<text:tab/>7</text:a></text:p>
          <text:p text:style-name="P61"><text:a xlink:type="simple" xlink:href="#__RefHeading___Toc494_297878853" text:style-name="Index_20_Link" text:visited-style-name="Index_20_Link">Instancing Panel<text:tab/>7</text:a></text:p>
          <text:p text:style-name="P62"><text:a xlink:type="simple" xlink:href="#__RefHeading___Toc930_4246630207" text:style-name="Index_20_Link" text:visited-style-name="Index_20_Link">None<text:tab/>7</text:a></text:p>
          <text:p text:style-name="P62"><text:a xlink:type="simple" xlink:href="#__RefHeading___Toc936_4246630207" text:style-name="Index_20_Link" text:visited-style-name="Index_20_Link"><text:span text:style-name="T4">Instance</text:span></text:a><text:a xlink:type="simple" xlink:href="#__RefHeading___Toc936_4246630207" text:style-name="Index_20_Link" text:visited-style-name="Index_20_Link"><text:span text:style-name="T4">verts</text:span></text:a><text:a xlink:type="simple" xlink:href="#__RefHeading___Toc936_4246630207" text:style-name="Index_20_Link" text:visited-style-name="Index_20_Link"><text:tab/>7</text:a></text:p>
          <text:p text:style-name="P63"><text:a xlink:type="simple" xlink:href="#__RefHeading___Toc938_4246630207" text:style-name="Index_20_Link" text:visited-style-name="Index_20_Link">Workflow:<text:tab/>8</text:a></text:p>
          <text:p text:style-name="P62"><text:a xlink:type="simple" xlink:href="#__RefHeading___Toc940_4246630207" text:style-name="Index_20_Link" text:visited-style-name="Index_20_Link"><text:span text:style-name="T4">I</text:span></text:a><text:a xlink:type="simple" xlink:href="#__RefHeading___Toc940_4246630207" text:style-name="Index_20_Link" text:visited-style-name="Index_20_Link"><text:span text:style-name="T4">nstance</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8</text:a></text:p>
          <text:p text:style-name="P63"><text:a xlink:type="simple" xlink:href="#__RefHeading___Toc1799_480571855" text:style-name="Index_20_Link" text:visited-style-name="Index_20_Link">Animate Property<text:tab/>8</text:a></text:p>
          <text:p text:style-name="P63"><text:a xlink:type="simple" xlink:href="#__RefHeading___Toc1801_480571855" text:style-name="Index_20_Link" text:visited-style-name="Index_20_Link"><text:span text:style-name="T4">A</text:span></text:a><text:a xlink:type="simple" xlink:href="#__RefHeading___Toc1801_480571855" text:style-name="Index_20_Link" text:visited-style-name="Index_20_Link"><text:span text:style-name="T4">lign to Vertex Normal</text:span></text:a><text:a xlink:type="simple" xlink:href="#__RefHeading___Toc1801_480571855" text:style-name="Index_20_Link" text:visited-style-name="Index_20_Link"><text:tab/>8</text:a></text:p>
          <text:p text:style-name="P63"><text:a xlink:type="simple" xlink:href="#__RefHeading___Toc1803_480571855" text:style-name="Index_20_Link" text:visited-style-name="Index_20_Link"><text:span text:style-name="T4">S</text:span></text:a><text:a xlink:type="simple" xlink:href="#__RefHeading___Toc1803_480571855" text:style-name="Index_20_Link" text:visited-style-name="Index_20_Link"><text:span text:style-name="T4">how Instancer</text:span></text:a><text:a xlink:type="simple" xlink:href="#__RefHeading___Toc1803_480571855" text:style-name="Index_20_Link" text:visited-style-name="Index_20_Link"><text:tab/>8</text:a></text:p>
          <text:p text:style-name="P62"><text:a xlink:type="simple" xlink:href="#__RefHeading___Toc948_4246630207" text:style-name="Index_20_Link" text:visited-style-name="Index_20_Link">Dupliface<text:tab/>9</text:a></text:p>
          <text:p text:style-name="P63"><text:a xlink:type="simple" xlink:href="#__RefHeading___Toc950_4246630207" text:style-name="Index_20_Link" text:visited-style-name="Index_20_Link">Workflow:<text:tab/>9</text:a></text:p>
          <text:p text:style-name="P62"><text:a xlink:type="simple" xlink:href="#__RefHeading___Toc952_4246630207" text:style-name="Index_20_Link" text:visited-style-name="Index_20_Link">Instance Face Tools<text:tab/>9</text:a></text:p>
          <text:p text:style-name="P63"><text:a xlink:type="simple" xlink:href="#__RefHeading___Toc1805_480571855" text:style-name="Index_20_Link" text:visited-style-name="Index_20_Link">Animate Property<text:tab/>9</text:a></text:p>
          <text:p text:style-name="P63"><text:a xlink:type="simple" xlink:href="#__RefHeading___Toc1807_480571855" text:style-name="Index_20_Link" text:visited-style-name="Index_20_Link"><text:span text:style-name="T4">S</text:span></text:a><text:a xlink:type="simple" xlink:href="#__RefHeading___Toc1807_480571855" text:style-name="Index_20_Link" text:visited-style-name="Index_20_Link"><text:span text:style-name="T4">how Instancer</text:span></text:a><text:a xlink:type="simple" xlink:href="#__RefHeading___Toc1807_480571855" text:style-name="Index_20_Link" text:visited-style-name="Index_20_Link"><text:tab/>10</text:a></text:p>
          <text:p text:style-name="P63"><text:a xlink:type="simple" xlink:href="#__RefHeading___Toc954_4246630207" text:style-name="Index_20_Link" text:visited-style-name="Index_20_Link">Scale by Face Size<text:tab/>10</text:a></text:p>
          <text:p text:style-name="P63"><text:a xlink:type="simple" xlink:href="#__RefHeading___Toc956_4246630207" text:style-name="Index_20_Link" text:visited-style-name="Index_20_Link">Factor<text:tab/>10</text:a></text:p>
          <text:p text:style-name="P61"><text:a xlink:type="simple" xlink:href="#__RefHeading___Toc1459_893467951" text:style-name="Index_20_Link" text:visited-style-name="Index_20_Link">Motion Paths Panel<text:tab/>10</text:a></text:p>
          <text:p text:style-name="P62"><text:a xlink:type="simple" xlink:href="#__RefHeading___Toc1461_893467951" text:style-name="Index_20_Link" text:visited-style-name="Index_20_Link">Workflow:<text:tab/>10</text:a></text:p>
          <text:p text:style-name="P62"><text:a xlink:type="simple" xlink:href="#__RefHeading___Toc1463_893467951" text:style-name="Index_20_Link" text:visited-style-name="Index_20_Link">Motion Paths Tools:<text:tab/>10</text:a></text:p>
          <text:p text:style-name="P63"><text:a xlink:type="simple" xlink:href="#__RefHeading___Toc1465_893467951" text:style-name="Index_20_Link" text:visited-style-name="Index_20_Link">Paths Type<text:tab/>10</text:a></text:p>
          <text:p text:style-name="P63"><text:soft-page-break/><text:a xlink:type="simple" xlink:href="#__RefHeading___Toc1473_893467951" text:style-name="Index_20_Link" text:visited-style-name="Index_20_Link">Cache From and To<text:tab/>11</text:a></text:p>
          <text:p text:style-name="P63"><text:a xlink:type="simple" xlink:href="#__RefHeading___Toc1475_893467951" text:style-name="Index_20_Link" text:visited-style-name="Index_20_Link">Update Paths<text:tab/>11</text:a></text:p>
          <text:p text:style-name="P63"><text:a xlink:type="simple" xlink:href="#__RefHeading___Toc1477_893467951" text:style-name="Index_20_Link" text:visited-style-name="Index_20_Link">Delete Paths<text:tab/>11</text:a></text:p>
          <text:p text:style-name="P63"><text:a xlink:type="simple" xlink:href="#__RefHeading___Toc1479_893467951" text:style-name="Index_20_Link" text:visited-style-name="Index_20_Link">Display<text:tab/>12</text:a></text:p>
          <text:p text:style-name="P61"><text:a xlink:type="simple" xlink:href="#__RefHeading___Toc1809_480571855" text:style-name="Index_20_Link" text:visited-style-name="Index_20_Link">Visibility Panel<text:tab/>12</text:a></text:p>
          <text:p text:style-name="P62"><text:a xlink:type="simple" xlink:href="#__RefHeading___Toc1811_480571855" text:style-name="Index_20_Link" text:visited-style-name="Index_20_Link">Animate property<text:tab/>12</text:a></text:p>
          <text:p text:style-name="P62"><text:a xlink:type="simple" xlink:href="#__RefHeading___Toc1813_480571855" text:style-name="Index_20_Link" text:visited-style-name="Index_20_Link">Show In<text:tab/>12</text:a></text:p>
          <text:p text:style-name="P63"><text:a xlink:type="simple" xlink:href="#__RefHeading___Toc1815_480571855" text:style-name="Index_20_Link" text:visited-style-name="Index_20_Link">Viewports<text:tab/>12</text:a></text:p>
          <text:p text:style-name="P63"><text:a xlink:type="simple" xlink:href="#__RefHeading___Toc1817_480571855" text:style-name="Index_20_Link" text:visited-style-name="Index_20_Link">Renders<text:tab/>12</text:a></text:p>
          <text:p text:style-name="P62"><text:a xlink:type="simple" xlink:href="#__RefHeading___Toc1819_480571855" text:style-name="Index_20_Link" text:visited-style-name="Index_20_Link">Grease Pencil<text:tab/>12</text:a></text:p>
          <text:p text:style-name="P63"><text:a xlink:type="simple" xlink:href="#__RefHeading___Toc1821_480571855" text:style-name="Index_20_Link" text:visited-style-name="Index_20_Link">Use Lights<text:tab/>12</text:a></text:p>
          <text:p text:style-name="P61"><text:a xlink:type="simple" xlink:href="#__RefHeading___Toc1481_893467951" text:style-name="Index_20_Link" text:visited-style-name="Index_20_Link">Viewport Display Panel<text:tab/>13</text:a></text:p>
          <text:p text:style-name="P62"><text:a xlink:type="simple" xlink:href="#__RefHeading___Toc1823_480571855" text:style-name="Index_20_Link" text:visited-style-name="Index_20_Link">Animate property<text:tab/>13</text:a></text:p>
          <text:p text:style-name="P62"><text:a xlink:type="simple" xlink:href="#__RefHeading___Toc1825_480571855" text:style-name="Index_20_Link" text:visited-style-name="Index_20_Link">Show<text:tab/>13</text:a></text:p>
          <text:p text:style-name="P63"><text:a xlink:type="simple" xlink:href="#__RefHeading___Toc1483_893467951" text:style-name="Index_20_Link" text:visited-style-name="Index_20_Link">Name<text:tab/>13</text:a></text:p>
          <text:p text:style-name="P63"><text:a xlink:type="simple" xlink:href="#__RefHeading___Toc1827_480571855" text:style-name="Index_20_Link" text:visited-style-name="Index_20_Link">Axis<text:tab/>13</text:a></text:p>
          <text:p text:style-name="P63"><text:a xlink:type="simple" xlink:href="#__RefHeading___Toc1829_480571855" text:style-name="Index_20_Link" text:visited-style-name="Index_20_Link">Wireframe<text:tab/>13</text:a></text:p>
          <text:p text:style-name="P63"><text:a xlink:type="simple" xlink:href="#__RefHeading___Toc1831_480571855" text:style-name="Index_20_Link" text:visited-style-name="Index_20_Link">All Edges<text:tab/>14</text:a></text:p>
          <text:p text:style-name="P63"><text:a xlink:type="simple" xlink:href="#__RefHeading___Toc1487_893467951" text:style-name="Index_20_Link" text:visited-style-name="Index_20_Link">Texture Space<text:tab/>14</text:a></text:p>
          <text:p text:style-name="P63"><text:a xlink:type="simple" xlink:href="#__RefHeading___Toc1495_893467951" text:style-name="Index_20_Link" text:visited-style-name="Index_20_Link">Shadow<text:tab/>14</text:a></text:p>
          <text:p text:style-name="P63"><text:a xlink:type="simple" xlink:href="#__RefHeading___Toc1489_893467951" text:style-name="Index_20_Link" text:visited-style-name="Index_20_Link">In Front<text:tab/>14</text:a></text:p>
          <text:p text:style-name="P63"><text:a xlink:type="simple" xlink:href="#__RefHeading___Toc1497_893467951" text:style-name="Index_20_Link" text:visited-style-name="Index_20_Link">Display As<text:tab/>14</text:a></text:p>
          <text:p text:style-name="P63"><text:a xlink:type="simple" xlink:href="#__RefHeading___Toc1833_480571855" text:style-name="Index_20_Link" text:visited-style-name="Index_20_Link">Color<text:tab/>14</text:a></text:p>
          <text:p text:style-name="P63"><text:a xlink:type="simple" xlink:href="#__RefHeading___Toc1499_893467951" text:style-name="Index_20_Link" text:visited-style-name="Index_20_Link">Bounds<text:tab/>14</text:a></text:p>
          <text:p text:style-name="P61"><text:a xlink:type="simple" xlink:href="#__RefHeading___Toc4992_1210455647" text:style-name="Index_20_Link" text:visited-style-name="Index_20_Link">Custom Properties Panel<text:tab/>15</text:a></text:p>
          <text:p text:style-name="P62"><text:a xlink:type="simple" xlink:href="#__RefHeading___Toc4994_1210455647" text:style-name="Index_20_Link" text:visited-style-name="Index_20_Link">Add<text:tab/>15</text:a></text:p>
          <text:p text:style-name="P62"><text:a xlink:type="simple" xlink:href="#__RefHeading___Toc4996_1210455647" text:style-name="Index_20_Link" text:visited-style-name="Index_20_Link">Edit<text:tab/>15</text:a></text:p>
          <text:p text:style-name="P62"><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table-cell table:style-name="Tabelle2.A1" office:value-type="string">
            <text:h text:style-name="P64" text:outline-level="1"><text:bookmark-start text:name="__RefHeading___Toc290_445242181"/>Object Tab<text:bookmark-end text:name="__RefHeading___Toc290_445242181"/></text:h>
          </table:table-cell>
        </table:table-row>
      </table:table>
      <text:p text:style-name="P24"/>
      <text:p text:style-name="P28"><draw:frame draw:style-name="fr2"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table-cell table:style-name="Tabelle3.A1" office:value-type="string">
            <text:h text:style-name="P68" text:outline-level="1"><text:bookmark-start text:name="__RefHeading___Toc2086_1868955931"/>Object Edit Box<text:bookmark-end text:name="__RefHeading___Toc2086_1868955931"/></text:h>
          </table:table-cell>
        </table:table-row>
      </table:table>
      <text:p text:style-name="Text_20_body"><draw:frame draw:style-name="fr3" draw:name="Bild2" text:anchor-type="paragraph" svg:width="5.609cm" svg:height="4.86cm" draw:z-index="1"><draw:image xlink:href="Pictures/100002010000014B0000011F55790A209CEB7376.png" xlink:type="simple" xlink:show="embed" xlink:actuate="onLoad" loext:mime-type="image/png"/></draw:frame></text:p>
      <text:p text:style-name="P28">Displays what object is currently selected. In this list you can also choose another object in the list at the left. And you can rename the obj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le1" table:style-name="Tabelle1">
        <table:table-column table:style-name="Tabelle1.A"/>
        <text:soft-page-break/>
        <table:table-row>
          <table:table-cell table:style-name="Tabelle1.A1" office:value-type="string">
            <text:h text:style-name="P64" text:outline-level="1"><text:bookmark-start text:name="__RefHeading___Toc263_2845782045"/>Transform Panel<text:bookmark-end text:name="__RefHeading___Toc263_2845782045"/></text:h>
          </table:table-cell>
        </table:table-row>
      </table:table>
      <text:p text:style-name="P2"><draw:frame draw:style-name="fr2"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72" text:outline-level="2"><draw:frame draw:style-name="fr3"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p text:style-name="P57"/>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Animate Propert<text:span text:style-name="T1">ies</text:span><text:bookmark-end text:name="__RefHeading___Toc273_2845782045"/></text:h>
      <text:p text:style-name="P30">This propert<text:span text:style-name="T1">ies</text:span> can be animated. Activating th<text:span text:style-name="T1">e Animate Property </text:span>button sets a keyframe.</text:p>
      <text:p text:style-name="P51"/>
      <text:h text:style-name="Heading_20_2" text:outline-level="2"><draw:frame draw:style-name="fr3"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73" text:outline-level="2"><text:bookmark-start text:name="__RefHeading___Toc279_2845782045"/><text:soft-page-break/><text:span text:style-name="T1">Delta </text:span>Location<text:bookmark-end text:name="__RefHeading___Toc279_2845782045"/></text:h>
      <text:p text:style-name="P28">The delta location of the object.</text:p>
      <text:h text:style-name="P73" text:outline-level="2"><text:bookmark-start text:name="__RefHeading___Toc281_2845782045"/><text:span text:style-name="T1">Delta </text:span>Rotation<text:bookmark-end text:name="__RefHeading___Toc281_2845782045"/></text:h>
      <text:p text:style-name="P28">The delta rotation of the object.</text:p>
      <text:h text:style-name="P73" text:outline-level="2"><text:bookmark-start text:name="__RefHeading___Toc283_2845782045"/><text:span text:style-name="T1">Delta </text:span>Scale<text:bookmark-end text:name="__RefHeading___Toc283_2845782045"/></text:h>
      <text:p text:style-name="P28">The delta scale of the object.</text:p>
      <text:h text:style-name="P73"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1">ies</text:span><text:bookmark-end text:name="__RefHeading___Toc287_2845782045"/></text:h>
      <text:p text:style-name="P30">This propert<text:span text:style-name="T1">ies</text:span> can be animated. Activating th<text:span text:style-name="T1">e Animate Property </text:span>button sets a keyframe.</text:p>
      <text:p text:style-name="P31"/>
      <table:table table:name="Tabelle4" table:style-name="Tabelle4">
        <table:table-column table:style-name="Tabelle4.A"/>
        <table:table-row>
          <table:table-cell table:style-name="Tabelle4.A1" office:value-type="string">
            <text:h text:style-name="P65" text:outline-level="1"><text:bookmark-start text:name="__RefHeading___Toc289_2845782045"/><text:span text:style-name="T2">Relations</text:span> Panel<text:bookmark-end text:name="__RefHeading___Toc289_2845782045"/></text:h>
          </table:table-cell>
        </table:table-row>
      </table:table>
      <text:p text:style-name="P3"/>
      <text:p text:style-name="P4"><draw:frame draw:style-name="fr2" draw:name="Bild7" text:anchor-type="paragraph" svg:y="0.049cm" svg:width="5.181cm" svg:height="3.281cm" draw:z-index="5"><draw:image xlink:href="Pictures/1000020100000132000000C2A9856BE9550089A4.png" xlink:type="simple" xlink:show="embed" xlink:actuate="onLoad" loext:mime-type="image/png"/></draw:frame><draw:frame draw:style-name="fr1" draw:name="Bild6" text:anchor-type="paragraph" svg:x="7.874cm" svg:y="0.028cm" svg:width="5.159cm" svg:height="2.78cm" draw:z-index="4"><draw:image xlink:href="Pictures/1000020100000131000000A46241209011F21B05.png" xlink:type="simple" xlink:show="embed" xlink:actuate="onLoad" loext:mime-type="image/png"/></draw:frame>Set up and adjust relations for the object.</text:p>
      <text:p text:style-name="P4"/>
      <text:h text:style-name="P72" text:outline-level="2"><text:bookmark-start text:name="__RefHeading___Toc1797_480571855"/>Animate Propert<text:span text:style-name="T1">ies</text:span><text:bookmark-end text:name="__RefHeading___Toc1797_480571855"/></text:h>
      <text:p text:style-name="P32">Th<text:span text:style-name="T17">e </text:span>propert<text:span text:style-name="T1">ies</text:span> <text:span text:style-name="T17">with the Animate Property at the right </text:span>can be animated. Activating th<text:span text:style-name="T1">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1" draw:name="Bild8" text:anchor-type="paragraph" svg:x="16.357cm" svg:y="0cm" svg:width="1.981cm" svg:height="1.799cm" draw:z-index="6"><draw:image xlink:href="Pictures/10000201000000750000006AD846A8213F8DC4BA.png" xlink:type="simple" xlink:show="embed" xlink:actuate="onLoad" loext:mime-type="image/png"/></draw:frame><text:bookmark-start text:name="__RefHeading___Toc293_2845782045"/>Parent Type<text:bookmark-end text:name="__RefHeading___Toc293_2845782045"/></text:h>
      <text:p text:style-name="P33">See and set the parent type.</text:p>
      <text:h text:style-name="P78" text:outline-level="3"><text:bookmark-start text:name="__RefHeading___Toc295_2845782045"/>Parent Bone<text:bookmark-end text:name="__RefHeading___Toc295_2845782045"/></text:h>
      <text:p text:style-name="P34">W<text:span text:style-name="T17">hen you parent an object to an armature then you can choose to which bone you want to parent this object.</text:span></text:p>
      <text:p text:style-name="Horizontal_20_Line"/>
      <text:h text:style-name="Heading_20_2" text:outline-level="2"><draw:frame draw:style-name="fr3"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ext:soft-page-break/>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1" draw:name="Bild10" text:anchor-type="paragraph" svg:x="16.856cm"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table-cell table:style-name="Tabelle5.A1" office:value-type="string">
            <text:h text:style-name="P66" text:outline-level="1"><text:bookmark-start text:name="__RefHeading___Toc478_297878853"/><text:span text:style-name="T3">Collections </text:span>Panel<text:bookmark-end text:name="__RefHeading___Toc478_297878853"/></text:h>
          </table:table-cell>
        </table:table-row>
      </table:table>
      <text:p text:style-name="P5"><draw:frame draw:style-name="fr1"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2"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2"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3"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6">Read and edit the collection name<text:span text:style-name="T16">.</text:span></text:p>
      <text:h text:style-name="P80"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3"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59" text:outline-level="4">Delete</text:h>
      <text:p text:style-name="P36">This deletes the collection from the object. Note that the collection still exists.</text:p>
      <text:h text:style-name="Heading_20_4" text:outline-level="4"><text:soft-page-break/>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18">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able:table table:name="Tabelle6" table:style-name="Tabelle6">
        <table:table-column table:style-name="Tabelle6.A"/>
        <table:table-row>
          <table:table-cell table:style-name="Tabelle6.A1" office:value-type="string">
            <text:h text:style-name="P69" text:outline-level="1"><text:bookmark-start text:name="__RefHeading___Toc494_297878853"/><text:span text:style-name="T19">I</text:span><text:span text:style-name="T20">nstancing</text:span><text:span text:style-name="T18"> Panel</text:span><text:bookmark-end text:name="__RefHeading___Toc494_297878853"/></text:h>
          </table:table-cell>
        </table:table-row>
      </table:table>
      <text:p text:style-name="P5"/>
      <text:p text:style-name="P8"><draw:frame draw:style-name="fr3"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3" draw:name="Bild26" text:anchor-type="paragraph"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
      <text:p text:style-name="P10"/>
      <text:p text:style-name="P10"/>
      <text:p text:style-name="P10"/>
      <text:p text:style-name="P10"/>
      <text:p text:style-name="P10"/>
      <text:p text:style-name="P10"/>
      <text:p text:style-name="P10"/>
      <text:p text:style-name="P10"/>
      <text:p text:style-name="P10"/>
      <text:p text:style-name="P56"/>
      <text:h text:style-name="Heading_20_2" text:outline-level="2"><text:bookmark-start text:name="__RefHeading___Toc930_4246630207"/>None<text:bookmark-end text:name="__RefHeading___Toc930_4246630207"/></text:h>
      <text:p text:style-name="P46">No duplication happens.</text:p>
      <text:p text:style-name="P43"/>
      <text:p text:style-name="Horizontal_20_Line"/>
      <text:h text:style-name="Heading_20_2" text:outline-level="2"><text:bookmark-start text:name="__RefHeading___Toc936_4246630207"/><text:span text:style-name="T24">Instance</text:span><text:span text:style-name="T4">verts</text:span><text:bookmark-end text:name="__RefHeading___Toc936_4246630207"/></text:h>
      <text:p text:style-name="P45"><text:span text:style-name="Emphasis"><text:span text:style-name="T6">I</text:span></text:span><text:span text:style-name="Emphasis"><text:span text:style-name="T8">nstance</text:span></text:span><text:span text:style-name="Emphasis"><text:span text:style-name="T6">Verts</text:span></text:span><text:span text:style-name="T6"> is the duplication of a base object at the location of the vertices of a mesh. In other words, an instance of the base object is placed on every vertex of the mesh.</text:span></text:p>
      <text:h text:style-name="P81" text:outline-level="3"><text:bookmark-start text:name="__RefHeading___Toc938_4246630207"/><text:soft-page-break/>Workflow:<text:bookmark-end text:name="__RefHeading___Toc938_4246630207"/></text:h>
      <text:p text:style-name="P38"><draw:frame draw:style-name="fr1" draw:name="Bild23" text:anchor-type="paragraph" svg:x="11.356cm" svg:y="0.011cm" svg:width="7.639cm" svg:height="4.3cm" draw:z-index="21"><draw:image xlink:href="Pictures/10000201000001C3000000FEFE80A82FAE5BEAEB.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text:span><text:span text:style-name="T7">. </text:span><text:span text:style-name="T4">Cube must be the parent, sphere the child.</text:span></text:p>
      <text:p text:style-name="P41"/>
      <text:p text:style-name="P41"/>
      <text:p text:style-name="P41"/>
      <text:p text:style-name="P46"><draw:frame draw:style-name="fr2" draw:name="Bild24" text:anchor-type="paragraph" svg:y="0.189cm" svg:width="5.129cm" svg:height="2.709cm" draw:z-index="22"><draw:image xlink:href="Pictures/100002010000012F000000A038AC80ED9FD8191C.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40"/>
      <text:p text:style-name="P40"/>
      <text:p text:style-name="P38"><text:span text:style-name="T4">As a result you will now have </text:span><text:span text:style-name="T5">eight</text:span><text:span text:style-name="T4"> spheres a</text:span><text:span text:style-name="T5">round </text:span><text:span text:style-name="T4">the child sphere, since the cube has </text:span><text:span text:style-name="T5">eight</text:span><text:span text:style-name="T4"> </text:span><text:span text:style-name="T5">vertices</text:span><text:span text:style-name="T4">.</text:span><text:span text:style-name="T5"> The center point is the sphere. </text:span></text:p>
      <text:p text:style-name="P40"><draw:frame draw:style-name="fr2" draw:name="Bild25" text:anchor-type="paragraph" svg:y="-0.22cm" svg:width="3.21cm" svg:height="2.335cm" draw:z-index="23"><draw:image xlink:href="Pictures/100002010000017B000001149BED73011F9EEC04.png" xlink:type="simple" xlink:show="embed" xlink:actuate="onLoad" loext:mime-type="image/png"/></draw:frame></text:p>
      <text:p text:style-name="P40"/>
      <text:p text:style-name="P40"/>
      <text:h text:style-name="P74" text:outline-level="2"><draw:frame draw:style-name="fr2"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pan text:style-name="T23">I</text:span><text:span text:style-name="T24">nstance</text:span><text:span text:style-name="T5">verts</text:span><text:span text:style-name="T6"> Tools</text:span><text:bookmark-end text:name="__RefHeading___Toc940_4246630207"/></text:h>
      <text:h text:style-name="P82"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6">A</text:span><text:span text:style-name="T4">lign to Vertex Normal</text:span><text:bookmark-end text:name="__RefHeading___Toc1801_480571855"/></text:h>
      <text:p text:style-name="P44">Orients the child objects along the normals of the parent vertices.</text:p>
      <text:h text:style-name="Heading_20_3" text:outline-level="3"><text:bookmark-start text:name="__RefHeading___Toc1803_480571855"/><text:span text:style-name="T8">S</text:span><text:span text:style-name="T4">how Instancer</text:span><text:bookmark-end text:name="__RefHeading___Toc1803_480571855"/></text:h>
      <text:h text:style-name="Heading_20_4" text:outline-level="4">Viewport</text:h>
      <text:p text:style-name="P52">Show the instance object in the viewport.</text:p>
      <text:h text:style-name="Heading_20_4" text:outline-level="4">Render</text:h>
      <text:p text:style-name="P52">Show the instance object in the final rendering.</text:p>
      <text:h text:style-name="P83" text:outline-level="3"/>
      <text:p text:style-name="P40"/>
      <text:p text:style-name="Horizontal_20_Line"/>
      <text:h text:style-name="P75" text:outline-level="2"><text:bookmark-start text:name="__RefHeading___Toc948_4246630207"/><text:soft-page-break/>Dupliface<text:bookmark-end text:name="__RefHeading___Toc948_4246630207"/></text:h>
      <text:p text:style-name="P37"><text:span text:style-name="Emphasis"><text:span text:style-name="T4">DupliFaces</text:span></text:span><text:span text:style-name="T4">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1"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2"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7"/>
      <text:p text:style-name="P37"/>
      <text:p text:style-name="P37"/>
      <text:p text:style-name="P37"><draw:frame draw:style-name="fr2"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has six sides.</text:p>
      <text:p text:style-name="P40"/>
      <text:p text:style-name="P40"/>
      <table:table table:name="Tabelle64" table:style-name="Tabelle64">
        <table:table-column table:style-name="Tabelle64.A"/>
        <table:table-row>
          <table:table-cell table:style-name="Tabelle64.A1" office:value-type="string">
            <text:p text:style-name="P25">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9">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2"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2">The properties with the Animate property at the right can be animated. You create a keyframe by clicking at it.</text:p>
      <text:h text:style-name="P84" text:outline-level="3"><text:bookmark-start text:name="__RefHeading___Toc1807_480571855"/><text:soft-page-break/><text:span text:style-name="T8">S</text:span><text:span text:style-name="T4">how Instancer</text:span><text:bookmark-end text:name="__RefHeading___Toc1807_480571855"/></text:h>
      <text:h text:style-name="P60" text:outline-level="4">Viewport</text:h>
      <text:p text:style-name="P52">Show the instance object in the viewport.</text:p>
      <text:h text:style-name="P60" text:outline-level="4">Render</text:h>
      <text:p text:style-name="P52">Show the instance object in the final rendering.</text:p>
      <text:h text:style-name="Heading_20_3" text:outline-level="3"><draw:frame draw:style-name="fr2"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5"> by Face Size</text:span><text:bookmark-end text:name="__RefHeading___Toc954_4246630207"/></text:h>
      <text:p text:style-name="P37">When you tick scale<text:span text:style-name="T25"> by face size</text:span> then you can control the size of the child objects.</text:p>
      <text:p text:style-name="P37"/>
      <text:p text:style-name="P39"><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0">With Scale ticked y</text:span>ou can also influence the size of the child objects by changing the parent geometry.</text:p>
      <text:h text:style-name="P79" text:outline-level="3"><text:bookmark-start text:name="__RefHeading___Toc956_4246630207"/>Factor<text:bookmark-end text:name="__RefHeading___Toc956_4246630207"/></text:h>
      <text:p text:style-name="P37">The scale factor for scale<text:span text:style-name="T25">.</text:span></text:p>
      <text:p text:style-name="P45"/>
      <table:table table:name="Tabelle7" table:style-name="Tabelle7">
        <table:table-column table:style-name="Tabelle7.A"/>
        <table:table-row>
          <table:table-cell table:style-name="Tabelle7.A1" office:value-type="string">
            <text:h text:style-name="P67" text:outline-level="1"><text:bookmark-start text:name="__RefHeading___Toc1459_893467951"/><text:span text:style-name="T11">Motion Paths </text:span>Panel<text:bookmark-end text:name="__RefHeading___Toc1459_893467951"/></text:h>
          </table:table-cell>
        </table:table-row>
      </table:table>
      <text:p text:style-name="P11"><draw:frame draw:style-name="fr3" draw:name="Bild34" text:anchor-type="paragraph" svg:width="3.401cm" svg:height="3.33cm" draw:z-index="26"><draw:image xlink:href="Pictures/10000201000000C9000000C5E40ACBD4E3557D22.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2"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5">0</text:span>. Move the object. Set a keyframe at frame 20.</text:p>
      <text:p text:style-name="P12"/>
      <text:p text:style-name="P12">Click Calculate. You will now see the motion path of this object.</text:p>
      <text:p text:style-name="P58"/>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3"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7">There are two path types available.<text:span text:style-name="T25"> In Range and Around Frame.</text:span></text:p>
      <text:h text:style-name="Heading_20_4" text:outline-level="4"><draw:frame draw:style-name="fr3"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oft-page-break/><text:span text:style-name="T11">I</text:span>n Range<text:bookmark-end text:name="__RefHeading___Toc1467_893467951"/></text:h>
      <text:p text:style-name="P47">Displays the full motion path.</text:p>
      <text:h text:style-name="Heading_20_4" text:outline-level="4"><text:bookmark-start text:name="__RefHeading___Toc1469_893467951"/>Paths range update<text:bookmark-end text:name="__RefHeading___Toc1469_893467951"/></text:h>
      <text:p text:style-name="P47">Update Frame Range for Motion paths from the scene's current frame range.</text:p>
      <text:h text:style-name="Heading_20_5" text:outline-level="5">Frame Range Start</text:h>
      <text:p text:style-name="P47">The start frame.</text:p>
      <text:h text:style-name="Heading_20_5" text:outline-level="5">End</text:h>
      <text:p text:style-name="P47">The end frame.</text:p>
      <text:h text:style-name="Heading_20_5" text:outline-level="5">Step</text:h>
      <text:p text:style-name="P47">Number of frames between paths shown.</text:p>
      <text:p text:style-name="Horizontal_20_Line"/>
      <text:h text:style-name="Heading_20_4" text:outline-level="4"><draw:frame draw:style-name="fr2"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7">Displays just the motion path around the current frame. Not the whole path.</text:p>
      <text:h text:style-name="Heading_20_5" text:outline-level="5">Frame Range before</text:h>
      <text:p text:style-name="P47">The frames to display before the current frame.</text:p>
      <text:h text:style-name="Heading_20_5" text:outline-level="5">After</text:h>
      <text:p text:style-name="P47">The frames to display after the current frame.</text:p>
      <text:h text:style-name="Heading_20_5" text:outline-level="5">Step</text:h>
      <text:p text:style-name="P47">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7">Not editable. Internal cache information that should be hidden.</text:p>
      <text:h text:style-name="Heading_20_3" text:outline-level="3"><text:bookmark-start text:name="__RefHeading___Toc1475_893467951"/>Update Paths<text:bookmark-end text:name="__RefHeading___Toc1475_893467951"/></text:h>
      <text:p text:style-name="P47">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7">Deletes ALL motion paths caches in the scene. Hold down shift to delete just the path for the current object.</text:p>
      <text:p text:style-name="Horizontal_20_Line"/>
      <text:p text:style-name="Text_20_body"/>
      <text:p text:style-name="Text_20_body"/>
      <text:h text:style-name="Heading_20_3" text:outline-level="3"><draw:frame draw:style-name="fr3"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text:soft-page-break/>Display<text:bookmark-end text:name="__RefHeading___Toc1479_893467951"/></text:h>
      <text:p text:style-name="P47">Here you find some display options for the path.</text:p>
      <text:h text:style-name="Heading_20_4" text:outline-level="4">Frame Numbers</text:h>
      <text:p text:style-name="P47">Display the frame number above every knot of the motion path</text:p>
      <text:h text:style-name="Heading_20_4" text:outline-level="4">Keyframes</text:h>
      <text:p text:style-name="P47">Display the keyframes in the path as orange dots.</text:p>
      <text:h text:style-name="Heading_20_4" text:outline-level="4">Keyframe Numbers</text:h>
      <text:p text:style-name="P47">Display the keyframe number above every keyframe.</text:p>
      <text:h text:style-name="Heading_20_4" text:outline-level="4">Lines</text:h>
      <text:p text:style-name="P47">Display a line between the points.</text:p>
      <text:h text:style-name="Heading_20_4" text:outline-level="4">Thickness</text:h>
      <text:p text:style-name="P47">The line thickness.</text:p>
      <text:h text:style-name="Heading_20_4" text:outline-level="4">Custom Color</text:h>
      <text:p text:style-name="P47">Define a custom color for the motion path. A click at the color area opens a color picker.</text:p>
      <text:p text:style-name="P48"/>
      <table:table table:name="Tabelle10" table:style-name="Tabelle10">
        <table:table-column table:style-name="Tabelle10.A"/>
        <table:table-row>
          <table:table-cell table:style-name="Tabelle10.A1" office:value-type="string">
            <text:h text:style-name="P70" text:outline-level="1"><text:bookmark-start text:name="__RefHeading___Toc1809_480571855"/><text:span text:style-name="T21">V</text:span><text:span text:style-name="T22">isibility</text:span><text:span text:style-name="T26"> Panel</text:span><text:bookmark-end text:name="__RefHeading___Toc1809_480571855"/></text:h>
          </table:table-cell>
        </table:table-row>
      </table:table>
      <text:p text:style-name="P18"/>
      <text:h text:style-name="Heading_20_2" text:outline-level="2"><draw:frame draw:style-name="fr2"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Animate property<text:bookmark-end text:name="__RefHeading___Toc1811_480571855"/></text:h>
      <text:p text:style-name="P53">Th<text:span text:style-name="T27">ese</text:span> property can be animated. Clicking at <text:span text:style-name="T27">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5">Show the object in the viewport. This can also be done in the outliner.</text:p>
      <text:h text:style-name="Heading_20_3" text:outline-level="3"><text:bookmark-start text:name="__RefHeading___Toc1817_480571855"/>Renders<text:bookmark-end text:name="__RefHeading___Toc1817_480571855"/></text:h>
      <text:p text:style-name="P5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3"/>
      <table:table table:name="Tabelle8" table:style-name="Tabelle8">
        <table:table-column table:style-name="Tabelle8.A"/>
        <text:soft-page-break/>
        <table:table-row>
          <table:table-cell table:style-name="Tabelle8.A1" office:value-type="string">
            <text:h text:style-name="P67" text:outline-level="1"><text:bookmark-start text:name="__RefHeading___Toc1481_893467951"/><text:span text:style-name="T11">Viewport Display </text:span>Panel<text:bookmark-end text:name="__RefHeading___Toc1481_893467951"/></text:h>
          </table:table-cell>
        </table:table-row>
      </table:table>
      <text:p text:style-name="P11"><draw:frame draw:style-name="fr2"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28"> for the objects</text:span>.</text:p>
      <text:p text:style-name="P21"/>
      <text:h text:style-name="P76" text:outline-level="2"><text:bookmark-start text:name="__RefHeading___Toc1823_480571855"/>Animate property<text:bookmark-end text:name="__RefHeading___Toc1823_480571855"/></text:h>
      <text:p text:style-name="P54">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7">Display the object name at the pivot point.</text:p>
      <text:p text:style-name="P47"/>
      <text:p text:style-name="P47"/>
      <text:h text:style-name="Heading_20_3" text:outline-level="3"><draw:frame draw:style-name="fr2"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9">Display the objects axis. Best done with Wireframe display mode. Solid faces may hide the axis. Or tick in Front. Then the axis gets also drawn above the mesh faces.</text:p>
      <text:p text:style-name="P49"/>
      <text:p text:style-name="P49"/>
      <text:p text:style-name="P49"/>
      <text:h text:style-name="Heading_20_3" text:outline-level="3"><draw:frame draw:style-name="fr3"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49">Display parts of the wire frame in Object Mode. See All Edges.</text:p>
      <text:p text:style-name="P49"/>
      <text:p text:style-name="P49"/>
      <text:p text:style-name="P49"/>
      <text:h text:style-name="Heading_20_3" text:outline-level="3"><draw:frame draw:style-name="fr2"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text:soft-page-break/>All Edges<text:bookmark-end text:name="__RefHeading___Toc1831_480571855"/></text:h>
      <text:p text:style-name="P49">This is a hieronymus bosch feature from Blender developers that will most probably trap you again and again. When you tick Wireframe then SOME of the edges of the object gets displayed. You need to tick all edges to display the whole Wireframe. </text:p>
      <text:p text:style-name="P49"/>
      <text:h text:style-name="Heading_20_3" text:outline-level="3"><draw:frame draw:style-name="fr1"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7">Display the objects texture space. This has to do with the mapping. A sphere can for example have a cubic mapping.</text:p>
      <text:p text:style-name="P47"/>
      <text:p text:style-name="P47"/>
      <text:h text:style-name="Heading_20_3" text:outline-level="3"><text:bookmark-start text:name="__RefHeading___Toc1495_893467951"/>Shadow<text:bookmark-end text:name="__RefHeading___Toc1495_893467951"/></text:h>
      <text:p text:style-name="P49">The object should throw a shadow in the 3D view.<text:span text:style-name="T28"> But it seems to be dysfunctional.</text:span></text:p>
      <text:h text:style-name="Heading_20_3" text:outline-level="3"><draw:frame draw:style-name="fr3"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7">X Ray. Display this object in front of all other objects.</text:p>
      <text:p text:style-name="P47"/>
      <text:p text:style-name="P86"/>
      <text:p text:style-name="P86"/>
      <text:h text:style-name="P85" text:outline-level="3">Color</text:h>
      <text:p text:style-name="P88">Object Color and Alpha that is used when Faces have the ObColor Mode enabled.</text:p>
      <text:p text:style-name="P87">No idea where that gets enabled. Thanks Blender Devs!</text:p>
      <text:h text:style-name="Heading_20_3" text:outline-level="3"><text:bookmark-start text:name="__RefHeading___Toc1497_893467951"/>Display As<text:bookmark-end text:name="__RefHeading___Toc1497_893467951"/></text:h>
      <text:p text:style-name="P47">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1"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2"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47">Display the bounding box for this object. </text:p>
      <text:h text:style-name="Heading_20_4" text:outline-level="4"><draw:frame draw:style-name="fr1"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90"><text:span text:style-name="T30">W</text:span><text:span text:style-name="T11">hat shape to choose </text:span><text:span text:style-name="T30">for the bounding box</text:span><text:span text:style-name="T11">. There is more than just the classical box shape available.</text:span></text:p>
      <text:p text:style-name="P90"/>
      <table:table table:name="Tabelle9" table:style-name="Tabelle9">
        <table:table-column table:style-name="Tabelle9.A"/>
        <text:soft-page-break/>
        <table:table-row>
          <table:table-cell table:style-name="Tabelle9.A1" office:value-type="string">
            <text:h text:style-name="P71" text:outline-level="1"><text:bookmark-start text:name="__RefHeading___Toc4992_1210455647"/><text:span text:style-name="T12">Custom Properties</text:span> <text:span text:style-name="T13">Panel</text:span><text:bookmark-end text:name="__RefHeading___Toc4992_1210455647"/></text:h>
          </table:table-cell>
        </table:table-row>
      </table:table>
      <text:p text:style-name="P16"/>
      <text:p text:style-name="P16"><draw:frame draw:style-name="fr3" draw:name="Bild51" text:anchor-type="paragraph" svg:width="4.81cm" svg:height="2.76cm" draw:z-index="37"><draw:image xlink:href="Pictures/100002010000011C000000A371890A13CA5FC774.png" xlink:type="simple" xlink:show="embed" xlink:actuate="onLoad" loext:mime-type="image/png"/></draw:frame><text:span text:style-name="T15">Define c</text:span><text:span text:style-name="T14">ustom properties</text:span><text:span text:style-name="T15"> that can be</text:span><text:span text:style-name="T14"> used </text:span><text:span text:style-name="T15">for</text:span><text:span text:style-name="T14"> scripting.</text:span></text:p>
      <text:p text:style-name="P15"/>
      <text:p text:style-name="P14">Here you might also find custom properties from addons or scripts.</text:p>
      <text:h text:style-name="P77" text:outline-level="2"><text:bookmark-start text:name="__RefHeading___Toc4994_1210455647"/>Add<text:bookmark-end text:name="__RefHeading___Toc4994_1210455647"/></text:h>
      <text:p text:style-name="P50">Adds a new property.</text:p>
      <text:h text:style-name="P77" text:outline-level="2"><draw:frame draw:style-name="fr2"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0">A panel <text:span text:style-name="T29">to a</text:span>djust the settings for the custom property.</text:p>
      <text:p text:style-name="P50"/>
      <text:h text:style-name="P77"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ab</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9H53M20S</meta:editing-duration>
    <meta:editing-cycles>71</meta:editing-cycles>
    <meta:generator>LibreOffice/6.4.6.2$Windows_X86_64 LibreOffice_project/0ce51a4fd21bff07a5c061082cc82c5ed232f115</meta:generator>
    <dc:date>2020-10-13T13:02:25.163000000</dc:date>
    <meta:document-statistic meta:table-count="11" meta:image-count="47" meta:object-count="0" meta:page-count="15" meta:paragraph-count="295" meta:word-count="2189" meta:character-count="12352" meta:non-whitespace-character-count="10448"/>
    <meta:template xlink:type="simple" xlink:actuate="onRequest" xlink:title="standard1cm" xlink:href="../../../../AppData/Roaming/LibreOffice/4/user/template/standard1cm.ott" meta:date="2016-03-29T10:11:56.570000000"/>
  </office:meta>
</office:document-meta>
</file>